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padding="0.049cm" fo:border="0.06pt solid #d9d9e3"/>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Header">
      <style:text-properties fo:font-style="italic" officeooo:rsid="006670ad" officeooo:paragraph-rsid="006670ad"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loext:padding="0.049cm" loext:border="0.06pt solid #d9d9e3"/>
    </style:style>
    <style:style style:name="T2" style:family="text">
      <style:text-properties officeooo:rsid="006b4da2"/>
    </style:style>
    <style:style style:name="T3" style:family="text">
      <style:text-properties officeooo:rsid="0075fb93"/>
    </style:style>
    <style:style style:name="T4" style:family="text">
      <style:text-properties officeooo:rsid="007b3e03"/>
    </style:style>
    <style:style style:name="T5" style:family="text">
      <style:text-properties officeooo:rsid="0081b3f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Pregunta 1:</text:span></text:span> ¿Qué es una copia de seguridad (backup) y por qué es importante realizarla regularmente?</text:p>
      <text:p text:style-name="P2"><text:span text:style-name="Strong_20_Emphasis"><text:span text:style-name="T1">Respuesta 1:</text:span></text:span> Una copia de seguridad es una copia de datos importantes que se almacena en un lugar seguro. Es importante realizar copias de seguridad regularmente para proteger los datos contra la pérdida debido a fallos de hardware, errores humanos o ataques.</text:p>
      <text:p text:style-name="P2"><text:span text:style-name="Strong_20_Emphasis"><text:span text:style-name="T1">Pregunta 2:</text:span></text:span> ¿Qué es una copia de seguridad completa y cuándo se realiza?</text:p>
      <text:p text:style-name="P2"><text:span text:style-name="Strong_20_Emphasis"><text:span text:style-name="T1">Respuesta 2:</text:span></text:span> Una copia de seguridad completa incluye todos los archivos y datos del sistema. Se realiza como parte de una estrategia de respaldo inicial o cuando se necesita una copia completa de los datos.</text:p>
      <text:p text:style-name="P2"><text:span text:style-name="Strong_20_Emphasis"><text:span text:style-name="T1">Pregunta 3:</text:span></text:span> ¿Qué es una copia de seguridad incremental y cuándo se realiza?</text:p>
      <text:p text:style-name="P2"><text:span text:style-name="Strong_20_Emphasis"><text:span text:style-name="T1">Respuesta 3:</text:span></text:span> Una copia de seguridad incremental solo incluye los archivos que han cambiado desde la última copia de seguridad. Se realiza regularmente como una forma eficiente de respaldo.</text:p>
      <text:p text:style-name="P2"><text:span text:style-name="Strong_20_Emphasis"><text:span text:style-name="T1">Pregunta 4:</text:span></text:span> ¿Qué es una copia de seguridad diferencial y cuándo se realiza?</text:p>
      <text:p text:style-name="P2"><text:span text:style-name="Strong_20_Emphasis"><text:span text:style-name="T1">Respuesta 4:</text:span></text:span> Una copia de seguridad diferencial incluye todos los archivos que han cambiado desde la última copia de seguridad completa. Se realiza para reducir el tiempo de restauración en comparación con una copia de seguridad incremental.</text:p>
      <text:p text:style-name="P2"><text:span text:style-name="Strong_20_Emphasis"><text:span text:style-name="T1">Pregunta 5:</text:span></text:span> ¿Qué es un punto de restauración y cuál es su función en las operaciones de respaldo?</text:p>
      <text:p text:style-name="P2"><text:span text:style-name="Strong_20_Emphasis"><text:span text:style-name="T1">Respuesta 5:</text:span></text:span> Un punto de restauración es un estado específico del sistema que se guarda como referencia. Se utiliza en operaciones de respaldo para facilitar la recuperación de un sistema a un estado anterior.</text:p>
      <text:p text:style-name="P2"><text:span text:style-name="Strong_20_Emphasis"><text:span text:style-name="T1">Pregunta 6:</text:span></text:span> ¿Qué es la retención de copias de seguridad y por qué es importante?</text:p>
      <text:p text:style-name="P2"><text:span text:style-name="Strong_20_Emphasis"><text:span text:style-name="T1">Respuesta 6:</text:span></text:span> La retención de copias de seguridad es la práctica de conservar copias de seguridad durante un período de tiempo específico. Es importante para garantizar que se puedan recuperar versiones anteriores de los datos si es necesario.</text:p>
      <text:p text:style-name="P2"><text:span text:style-name="Strong_20_Emphasis"><text:span text:style-name="T1">Pregunta 7:</text:span></text:span> ¿Cuáles son las mejores prácticas para almacenar copias de seguridad de forma segura?</text:p>
      <text:p text:style-name="P2"><text:span text:style-name="Strong_20_Emphasis"><text:span text:style-name="T1">Respuesta 7:</text:span></text:span> Las mejores prácticas incluyen almacenar copias de seguridad en medios de almacenamiento fuera del sitio, cifrar los datos de respaldo y mantener un registro de acceso estricto.</text:p>
      <text:p text:style-name="P2"><text:span text:style-name="Strong_20_Emphasis"><text:span text:style-name="T1">Pregunta 8:</text:span></text:span> ¿Qué es la compresión de datos en las copias de seguridad y cuál es su ventaja?</text:p>
      <text:p text:style-name="P2"><text:soft-page-break/><text:span text:style-name="Strong_20_Emphasis"><text:span text:style-name="T1">Respuesta 8:</text:span></text:span> La compresión de datos reduce el tamaño de las copias de seguridad, lo que ahorra espacio de almacenamiento y acelera la transferencia de datos.</text:p>
      <text:p text:style-name="P2"><text:span text:style-name="Strong_20_Emphasis"><text:span text:style-name="T1">Pregunta 9:</text:span></text:span> ¿Cómo se puede automatizar el proceso de copia de seguridad en Linux?</text:p>
      <text:p text:style-name="P2"><text:span text:style-name="Strong_20_Emphasis"><text:span text:style-name="T1">Respuesta 9:</text:span></text:span> Se puede automatizar el proceso de copia de seguridad utilizando scripts y programación de tareas con herramientas como "cron" o software de respaldo específico.</text:p>
      <text:p text:style-name="P2"><text:span text:style-name="Strong_20_Emphasis"><text:span text:style-name="T1">Pregunta 10:</text:span></text:span> ¿Qué es "tar" y cómo se utiliza para crear copias de seguridad en Linux?</text:p>
      <text:p text:style-name="P2"><text:span text:style-name="Strong_20_Emphasis"><text:span text:style-name="T1">Respuesta 10:</text:span></text:span> "tar" es una herramienta de archivado que se utiliza para crear copias de seguridad comprimidas de archivos y directorios en Linux.</text:p>
      <text:p text:style-name="P2"><text:span text:style-name="Strong_20_Emphasis"><text:span text:style-name="T1">Pregunta 11:</text:span></text:span> ¿Qué es "rsync" y cuál es su función en las operaciones de respaldo?</text:p>
      <text:p text:style-name="P2"><text:span text:style-name="Strong_20_Emphasis"><text:span text:style-name="T1">Respuesta 11:</text:span></text:span> "rsync" es una herramienta de sincronización de archivos que se utiliza para realizar copias de seguridad incrementales y mantener los archivos actualizados.</text:p>
      <text:p text:style-name="P2"><text:span text:style-name="Strong_20_Emphasis"><text:span text:style-name="T1">Pregunta 12:</text:span></text:span> ¿Cuál es la diferencia entre una copia de seguridad local y una copia de seguridad en la nube?</text:p>
      <text:p text:style-name="P2"><text:span text:style-name="Strong_20_Emphasis"><text:span text:style-name="T1">Respuesta 12:</text:span></text:span> Una copia de seguridad local se almacena en un dispositivo físico local, mientras que una copia de seguridad en la nube se almacena en servidores remotos a través de Internet.</text:p>
      <text:p text:style-name="P2"><text:span text:style-name="Strong_20_Emphasis"><text:span text:style-name="T1">Pregunta 13:</text:span></text:span> ¿Qué es "dd" y cómo se utiliza para realizar copias de seguridad de discos o particiones en Linux?</text:p>
      <text:p text:style-name="P2"><text:span text:style-name="Strong_20_Emphasis"><text:span text:style-name="T1">Respuesta 13:</text:span></text:span> "dd" es una herramienta de duplicación de datos que se utiliza para copiar discos o particiones a nivel de bloque en Linux.</text:p>
      <text:p text:style-name="P2"><text:span text:style-name="Strong_20_Emphasis"><text:span text:style-name="T1">Pregunta 14:</text:span></text:span> ¿Qué es "cron" y cómo se puede usar para programar tareas de copia de seguridad automáticas?</text:p>
      <text:p text:style-name="P2"><text:span text:style-name="Strong_20_Emphasis"><text:span text:style-name="T1">Respuesta 14:</text:span></text:span> "cron" es un programador de tareas en Linux que permite programar tareas, incluidas las operaciones de copia de seguridad, en momentos específicos.</text:p>
      <text:p text:style-name="P2"><text:span text:style-name="Strong_20_Emphasis"><text:span text:style-name="T1">Pregunta 15:</text:span></text:span> ¿Qué es "lvm" y cómo se puede utilizar en las operaciones de respaldo?</text:p>
      <text:p text:style-name="P2"><text:span text:style-name="Strong_20_Emphasis"><text:span text:style-name="T1">Respuesta 15:</text:span></text:span> "lvm" (Logical Volume Manager) es una herramienta que se utiliza para gestionar volúmenes lógicos en Linux. Puede ser útil para crear instantáneas de volúmenes para copias de seguridad.</text:p>
      <text:p text:style-name="P2"><text:span text:style-name="Strong_20_Emphasis"><text:span text:style-name="T1">Pregunta 16:</text:span></text:span> ¿Qué es una instantánea (snapshot) de volumen y cuál es su utilidad en las operaciones de respaldo?</text:p>
      <text:p text:style-name="P2"><text:span text:style-name="Strong_20_Emphasis"><text:span text:style-name="T1">Respuesta 16:</text:span></text:span> Una instantánea es una copia en tiempo real de un volumen que permite realizar copias de seguridad sin interrumpir la operación del sistema de archivos principal.</text:p>
      <text:p text:style-name="P2"><text:soft-page-break/><text:span text:style-name="Strong_20_Emphasis"><text:span text:style-name="T1">Pregunta 17:</text:span></text:span> ¿Qué es "Amanda" y cuál es su función en las operaciones de respaldo?</text:p>
      <text:p text:style-name="P2"><text:span text:style-name="Strong_20_Emphasis"><text:span text:style-name="T1">Respuesta 17:</text:span></text:span> "Amanda" es un software de respaldo de código abierto que facilita la programación y gestión de copias de seguridad en sistemas Linux.</text:p>
      <text:p text:style-name="P2"><text:span text:style-name="Strong_20_Emphasis"><text:span text:style-name="T1">Pregunta 18:</text:span></text:span> ¿Cuál es la diferencia entre una copia de seguridad completa y una copia de seguridad incremental?</text:p>
      <text:p text:style-name="P2"><text:span text:style-name="Strong_20_Emphasis"><text:span text:style-name="T1">Respuesta 18:</text:span></text:span> Una copia de seguridad completa incluye todos los datos, mientras que una copia de seguridad incremental solo incluye los cambios desde la última copia de seguridad.</text:p>
      <text:p text:style-name="P2"><text:span text:style-name="Strong_20_Emphasis"><text:span text:style-name="T1">Pregunta 19:</text:span></text:span> ¿Qué es "Bacula" y cómo se utiliza en las operaciones de respaldo?</text:p>
      <text:p text:style-name="P2"><text:span text:style-name="Strong_20_Emphasis"><text:span text:style-name="T1">Respuesta 19:</text:span></text:span> "Bacula" es un software de respaldo de código abierto que proporciona una solución completa de respaldo y restauración en redes de múltiples plataformas.</text:p>
      <text:p text:style-name="P2"><text:span text:style-name="Strong_20_Emphasis"><text:span text:style-name="T1">Pregunta 20:</text:span></text:span> ¿Cuál es la importancia de probar regularmente las copias de seguridad y cómo se puede hacer esto de manera efectiva?</text:p>
      <text:p text:style-name="P2"><text:span text:style-name="Strong_20_Emphasis"><text:span text:style-name="T1">Respuesta 20:</text:span></text:span> Probar regularmente las copias de seguridad garantiza que los datos se puedan restaurar con éxito cuando sea necesario. Esto se puede hacer restaurando datos de prueba en un entorno de prueba para verificar su integridad y accesibilidad.</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7b3e03"/>
    </style:style>
    <style:style style:name="MT2" style:family="text">
      <style:text-properties officeooo:rsid="0081b3f7"/>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Mantenimiento del </text:span><text:span text:style-name="MT2">sistema</text:span> </text:p>
        <text:p text:style-name="MP2">Operaciones de respaldo</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4:18:06.359919461</dc:date>
    <meta:editing-duration>PT7H10M35S</meta:editing-duration>
    <meta:editing-cycles>106</meta:editing-cycles>
    <meta:generator>LibreOffice/7.4.1.2$Linux_X86_64 LibreOffice_project/3c58a8f3a960df8bc8fd77b461821e42c061c5f0</meta:generator>
    <meta:document-statistic meta:table-count="0" meta:image-count="1" meta:object-count="0" meta:page-count="3" meta:paragraph-count="43" meta:word-count="931" meta:character-count="5693" meta:non-whitespace-character-count="4804"/>
  </office:meta>
</office:document-meta>
</file>